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öohje</text:p>
      <text:p text:style-name="P2">Huffmannin Algoritmi</text:p>
      <text:p text:style-name="P2"/>
      <text:p text:style-name="P5">Jar tiedoston käyttö:</text:p>
      <text:p text:style-name="P3"><text:tab/>Käyttämällä Command Promptia (tai Terminaalia Linuxilla) navigoi <text:tab/>jar tiedoston sisältämään osoitteeseen. </text:p>
      <text:p text:style-name="P3"><text:tab/>Anna käsky ”java -jar Huffman.jar”</text:p>
      <text:p text:style-name="P3"/>
      <text:p text:style-name="P5">Ohjelman Käyttö:</text:p>
      <text:p text:style-name="P3">Käynnistäessäsi ohjelman, tämä kysyy haluatko kompressoida teksitiedoston tai purkaa jo tällä ohjelmalla kompressoidun tiedoston.</text:p>
      <text:p text:style-name="P3">Ohjelma otta vastaan joko ”c”:n (Compress) tai ”u”:n (Uncompress).</text:p>
      <text:p text:style-name="P3"/>
      <text:p text:style-name="P3">Jos valitsit c:</text:p>
      <text:p text:style-name="P3"><text:tab/>Ohjelma pyytää tekstitiedoston nimeä jonka haluat kompressoida. Jos <text:tab/>annat pelkän nimen muotoa ”tiedosto.txt”, ohjelma olettaa että <text:tab/>tiedosto sijaitsee ohjelman juurikansiossa. Ohjelma kuitenkin <text:tab/>hyväksyy myös syötteen muotoa ”C:\Users\Lasse\tiedosto.txt”.</text:p>
      <text:p text:style-name="P3"/>
      <text:p text:style-name="P3"><text:tab/>Seruraavaksi ohjelma pyytää sinulta nimeä luotavalle <text:tab/>kompressoidulle tiedostolle. Hyväksytty syöte määräytyy samalla <text:tab/>tavalla kuin edellisessäkin askeleessa.</text:p>
      <text:p text:style-name="P3"/>
      <text:p text:style-name="P3"><text:tab/>Kompressoitu tiedosto on nyt luotu.</text:p>
      <text:p text:style-name="P3"/>
      <text:p text:style-name="P3">Jos valitsit u:</text:p>
      <text:p text:style-name="P3"><text:tab/>Ohjelma pyytää kompressoidun tiedoston nimeä jonka haluat purkaa. <text:tab/>Jos annat pelkän nimen muotoa ”tiedosto.dat”, ohjelma olettaa että <text:tab/>tiedosto sijaitsee ohjelman juurikansiossa. Ohjelma kuitenkin <text:tab/>hyväksyy myös syötteen muotoa ”C:\Users\Lasse\tiedosto.dat”.</text:p>
      <text:p text:style-name="P3"/>
      <text:p text:style-name="P3"><text:tab/>Seruraavaksi ohjelma pyytää sinulta nimeä luotavalle puretulle <text:tab/>teksti tiedostolle . Hyväksytty syöte määräytyy samalla tavalla kuin <text:tab/>edellisessäkin askeleessa.</text:p>
      <text:p text:style-name="P3"/>
      <text:p text:style-name="P3"><text:tab/>Kompressoitu tiedosto on nyt purettu taas luettavaan muoto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5-16T02:18:32.68</meta:creation-date>
    <dc:date>2015-05-16T02:51:28.27</dc:date>
    <dc:creator>Jesse Väisänen</dc:creator>
    <meta:editing-duration>PT5M12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6" meta:word-count="162" meta:character-count="1368"/>
  </office:meta>
</office:document-meta>
</file>